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normal" officeooo:rsid="001b095e" officeooo:paragraph-rsid="001b095e" style:font-size-asian="14pt" style:font-weight-asian="normal" style:font-size-complex="16pt" style:font-weight-complex="normal"/>
    </style:style>
    <style:style style:name="P2" style:family="paragraph" style:parent-style-name="Standard" style:list-style-name="L1">
      <style:text-properties fo:font-size="16pt" fo:font-weight="normal" officeooo:rsid="001b095e" officeooo:paragraph-rsid="001b095e" style:font-size-asian="14pt" style:font-weight-asian="normal" style:font-size-complex="16pt" style:font-weight-complex="normal"/>
    </style:style>
    <style:style style:name="P3" style:family="paragraph" style:parent-style-name="Standard">
      <style:text-properties fo:font-size="16pt" fo:font-weight="normal" officeooo:rsid="001b2309" officeooo:paragraph-rsid="001b2309" style:font-size-asian="14pt" style:font-weight-asian="normal" style:font-size-complex="16pt" style:font-weight-complex="normal"/>
    </style:style>
    <style:style style:name="T1" style:family="text">
      <style:text-properties fo:font-size="18pt" fo:font-weight="bold" officeooo:rsid="001b095e"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Sequence diagram documentation</text:span></text:p>
      <text:p text:style-name="Standard"><text:span text:style-name="T1"/></text:p>
      <text:p text:style-name="P1">In the sequence diagram, there are three entities and one actor:</text:p>
      <text:list xml:id="list1863650492562716920" text:style-name="L1">
        <text:list-item>
          <text:p text:style-name="P2">Actor: the actor represents the user who will be using this app. The user only interacts with the server, user can start the client and choose when to activate the motion sensor. The user is also the one who will receive the result of this app’s processes.</text:p>
        </text:list-item>
        <text:list-item>
          <text:p text:style-name="P2">Client: the client is controlled by the user. The client displays buttons to controlle the server, when user wants to start the motion sensor, they can click buttons and client will then react and send the server a command to turn on the mostion sensor and do its tasks.</text:p>
        </text:list-item>
        <text:list-item>
          <text:p text:style-name="P2">Server: the server not only receives commands from client but also is in charge of controlling the motion sensor. In addition, upon receiving motion data, it identify the type of motion and interpret the data into letters. After all incoming data are being interpreted, server will make them into a message and send it to client, so the message is ready to display.</text:p>
        </text:list-item>
        <text:list-item>
          <text:p text:style-name="P2">Motion sensor: the motion sensor is able to detect motions from the real world. It is connected and controlled by the server, so it turns on and off only when the server let it do so. When it is turned on, it will constantly detect motions and send all the motions to the server, until it is being turned off.</text:p>
        </text:list-item>
      </text:list>
      <text:p text:style-name="P1"/>
      <text:p text:style-name="P3">The above are the descriptions of the entities involved in this sequence diagram along with their interactions. The detials are shown in the diagram having details of each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3:33:11.432002444</meta:creation-date>
    <dc:date>2017-05-03T13:44:57.367619793</dc:date>
    <meta:editing-duration>PT11M45S</meta:editing-duration>
    <meta:editing-cycles>2</meta:editing-cycles>
    <meta:generator>LibreOffice/5.1.6.2$Linux_X86_64 LibreOffice_project/10m0$Build-2</meta:generator>
    <meta:document-statistic meta:table-count="0" meta:image-count="0" meta:object-count="0" meta:page-count="1" meta:paragraph-count="7" meta:word-count="266" meta:character-count="1481" meta:non-whitespace-character-count="1223"/>
  </office:meta>
</office:document-meta>
</file>